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!DOCTYPE html&gt;</text:span></text:p>
      <text:p text:style-name="P1"><text:span text:style-name="T1">&lt;html&gt;</text:span></text:p>
      <text:p text:style-name="P1"><text:span text:style-name="T1">&lt;head&gt;</text:span></text:p>
      <text:p text:style-name="P1"><text:span text:style-name="T1">&lt;meta charset="utf-8" /&gt;</text:span></text:p>
      <text:p text:style-name="P1"><text:span text:style-name="T1">&lt;title&gt;premier programme!&lt;/title&gt;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>&lt;script&gt;</text:span></text:p>
      <text:p text:style-name="P1"><text:span text:style-name="T1">var prenoms = '', prenom_en_cours;</text:span></text:p>
      <text:p text:style-name="P1"><text:span text:style-name="T1">boucle_OK = true;</text:span></text:p>
      <text:p text:style-name="P1"><text:span text:style-name="T1">while (boucle_OK) {</text:span></text:p>
      <text:p text:style-name="P1"><text:span text:style-name="T1">prenom_en_cours = prompt('Entrez un prénom :');</text:span></text:p>
      <text:p text:style-name="P1"><text:span text:style-name="T1">if (prenom_en_cours) { // test si un prénom a été rentré</text:span></text:p>
      <text:p text:style-name="P1"><text:span text:style-name="T1">prenoms += prenom_en_cours + ' '; // Ajoute le nouveau prénom ainsi qu'une espace juste après</text:span></text:p>
      <text:p text:style-name="P1"><text:span text:style-name="T1">} else {</text:span></text:p>
      <text:p text:style-name="P1"><text:span text:style-name="T1">boucle_OK = false; // Aucun prénom n'a été entré, donc on fait en sorte d'invalider la condition</text:span></text:p>
      <text:p text:style-name="P1"><text:span text:style-name="T1">}</text:span></text:p>
      <text:p text:style-name="P1"><text:span text:style-name="T1">}</text:span></text:p>
      <text:p text:style-name="P1"><text:span text:style-name="T1">alert('prénoms rentrés: ' + prenoms); // Affiche les prénoms à la suite</text:span></text:p>
      <text:p text:style-name="P1"><text:span text:style-name="T1">&lt;/script&gt;</text:span></text:p>
      <text:p text:style-name="P1"><text:span text:style-name="T1">&lt;/body&gt;</text:span></text:p>
      <text:p text:style-name="P1"><text:span text:style-name="T1">&lt;/html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